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style:text-underline-style="none" officeooo:rsid="0017c72f" officeooo:paragraph-rsid="0017c72f"/>
    </style:style>
    <style:style style:name="P2" style:family="paragraph" style:parent-style-name="Standard">
      <style:paragraph-properties fo:line-height="115%" style:writing-mode="lr-tb"/>
      <style:text-properties officeooo:rsid="0014be9a" officeooo:paragraph-rsid="0016b660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6b660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rsid="0014be9a" officeooo:paragraph-rsid="0016b66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solid" style:text-line-through-type="singl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solid" style:text-line-through-type="single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per 58%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s a simple text</text:p>
      <text:p text:style-name="P2"/>
      <text:p text:style-name="P2">that is both <text:span text:style-name="T1">italic </text:span><text:span text:style-name="T3">bold </text:span><text:span text:style-name="T4">underlined </text:span><text:span text:style-name="T6">and the </text:span><text:span text:style-name="T2">first two</text:span><text:span text:style-name="T6"> and the </text:span><text:span text:style-name="T5">last two </text:span><text:span text:style-name="T6"><text:s/>and </text:span><text:span text:style-name="T8">bold and line through</text:span></text:p>
      <text:p text:style-name="P3"/>
      <text:p text:style-name="P1">And wit<text:span text:style-name="T10">h </text:span><text:span text:style-name="T9">superscrip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2-13T11:16:41.168160323</dc:date>
    <meta:editing-duration>PT1H59M24S</meta:editing-duration>
    <meta:editing-cycles>10</meta:editing-cycles>
    <meta:generator>LibreOffice/4.4.6.3$Linux_X86_64 LibreOffice_project/40m0$Build-3</meta:generator>
    <meta:document-statistic meta:table-count="0" meta:image-count="0" meta:object-count="0" meta:page-count="1" meta:paragraph-count="3" meta:word-count="27" meta:character-count="139" meta:non-whitespace-character-count="114"/>
  </office:meta>
</office:document-meta>
</file>